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0b487" officeooo:paragraph-rsid="0000b487"/>
    </style:style>
    <style:style style:name="P2" style:family="paragraph" style:parent-style-name="Standard">
      <style:text-properties style:font-name="Helvetica1" officeooo:rsid="0000b487" officeooo:paragraph-rsid="0000b487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style:font-size-asian="12pt"/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1b53a" style:font-size-asian="12pt"/>
    </style:style>
    <style:style style:name="P5" style:family="paragraph" style:parent-style-name="Standard">
      <style:text-properties style:use-window-font-color="true" loext:opacity="0%" style:font-name="Helvetica" fo:font-size="12pt" officeooo:rsid="0000b487" officeooo:paragraph-rsid="0000b487" style:font-size-asian="12pt"/>
    </style:style>
    <style:style style:name="P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rsid="0001c208" officeooo:paragraph-rsid="0001c208" style:font-size-asian="12pt"/>
    </style:style>
    <style:style style:name="P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bf0041" loext:opacity="100%" style:font-name="Helvetica" fo:font-size="12pt" officeooo:rsid="000299bb" officeooo:paragraph-rsid="000299bb" style:font-size-asian="12pt"/>
    </style:style>
    <style:style style:name="P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bf0041" loext:opacity="100%" style:font-name="Helvetica" fo:font-size="12pt" officeooo:rsid="000495f8" officeooo:paragraph-rsid="000495f8" style:font-size-asian="12pt"/>
    </style:style>
    <style:style style:name="T1" style:family="text">
      <style:text-properties officeooo:rsid="0001b53a"/>
    </style:style>
    <style:style style:name="T2" style:family="text">
      <style:text-properties fo:color="#158466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STORIAS DE USUARIOS</text:p>
      <text:p text:style-name="P1"/>
      <text:p text:style-name="P3">ID: Identificador unívoco de la historia expresado como texto generalmente de la</text:p>
      <text:p text:style-name="P3">forma &lt;verbo&gt; &lt;sustantivo&gt;</text:p>
      <text:p text:style-name="P3"/>
      <text:p text:style-name="P3">TÍTULO: Descripción de la historia de la forma: Como &lt;rol&gt; quiero ‹algo&gt; para</text:p>
      <text:p text:style-name="P3">poder &lt; beneficio&gt;.</text:p>
      <text:p text:style-name="P3"/>
      <text:p text:style-name="P5">REGLAS DE NEGOCIO: Conjunto de reglas, normas, políticas, leyes, etc. que condicionan el modo de operación (Requisitos no funcionales).</text:p>
      <text:p text:style-name="P5"/>
      <text:p text:style-name="P5"/>
      <text:p text:style-name="P3">CRITERIOS DE ACEPTACIÓN: Criterios por los cuales una historia cumple con las expectativas del cliente.</text:p>
      <text:p text:style-name="P3"/>
      <text:p text:style-name="P3">El formato es el siguiente:</text:p>
      <text:p text:style-name="P3"/>
      <text:p text:style-name="P3">Escenario 1: título del criterio.</text:p>
      <text:p text:style-name="P4">Dado &lt;un contexto inicial&gt;, <text:span text:style-name="T1">Datos necesario para la prueba.</text:span></text:p>
      <text:p text:style-name="P4">Cuando &lt; ocurre un evento&gt;,<text:span text:style-name="T1">Todos los datos mas el evento.</text:span></text:p>
      <text:p text:style-name="P3">Entonces &lt;garantiza uno o más resultados&gt; <text:span text:style-name="T1">Lo que se espera.</text:span></text:p>
      <text:p text:style-name="P6"><text:span text:style-name="T2"/></text:p>
      <text:p text:style-name="P6"><text:span text:style-name="T2">Escenario 1:Registro Exitoso</text:span></text:p>
      <text:p text:style-name="P6"><text:span text:style-name="T2">Dado</text:span> el mail@a.com el cual no esta registrado</text:p>
      <text:p text:style-name="P6"><text:span text:style-name="T2">Cuando</text:span> se ingresa es <text:a xlink:type="simple" xlink:href="mailto:mail@a.com" text:style-name="Internet_20_link" text:visited-style-name="Visited_20_Internet_20_Link">mail@a.com</text:a> mas todos los datos que faltan.</text:p>
      <text:p text:style-name="P6"><text:span text:style-name="T2">Entonces</text:span> el sistema registra un nuevo usuario y lo que ademas se hace despues.</text:p>
      <text:p text:style-name="P3"/>
      <text:p text:style-name="P7">-Cuando un registro es no exitoso </text:p>
      <text:p text:style-name="P7">en el dado y en el entonces solo se pone el parámetro que se incumpla</text:p>
      <text:p text:style-name="P7">-En el error por pago no exitoso!! SI se pone que los criterios de mail y dni no matriculados se cumple.</text:p>
      <text:p text:style-name="P8">Hay que poner el ERROR principal.. si para el escenario el error principal depende de otros se aclaran, sino no!</text:p>
      <text:p text:style-name="P3"/>
      <text:p text:style-name="P3">Escenario 2: título del criterio.</text:p>
      <text:p text:style-name="P4">Dado &lt;un contexto inicial&gt;, </text:p>
      <text:p text:style-name="P4">Cuando &lt;ocurre un evento&gt;,</text:p>
      <text:p text:style-name="P3">Entonces &lt;garantiza uno o más resultados›</text:p>
      <text:p text:style-name="P3">. . . .</text:p>
      <text:p text:style-name="P3">Escenario N: título del criterio.</text:p>
      <text:p text:style-name="P4">Dado &lt;un contexto inicial&gt;, </text:p>
      <text:p text:style-name="P4">Cuando &lt; ocurre un evento&gt;,</text:p>
      <text:p text:style-name="P5">Entonces &lt;garantiza uno o más resultados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3:14:47.759240662</meta:creation-date>
    <dc:date>2025-08-29T15:24:18.124683143</dc:date>
    <meta:editing-duration>PT42M14S</meta:editing-duration>
    <meta:editing-cycles>6</meta:editing-cycles>
    <meta:generator>LibreOffice/7.4.2.3$MacOSX_AARCH64 LibreOffice_project/382eef1f22670f7f4118c8c2dd222ec7ad009daf</meta:generator>
    <meta:document-statistic meta:table-count="0" meta:image-count="0" meta:object-count="0" meta:page-count="1" meta:paragraph-count="29" meta:word-count="248" meta:character-count="1493" meta:non-whitespace-character-count="1271"/>
  </office:meta>
</office:document-meta>
</file>